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D40000009621B39BA05E1B6EF8.png" manifest:media-type="image/png"/>
  <manifest:file-entry manifest:full-path="Pictures/1000000000000460000001F48D1E7B8F215972A4.png" manifest:media-type="image/png"/>
  <manifest:file-entry manifest:full-path="Pictures/10000000000002C400000024673B862F00A68D63.png" manifest:media-type="image/png"/>
  <manifest:file-entry manifest:full-path="Pictures/100000000000055B000000DF3BA7AF2ED1E6AFC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auto-grow-height="false" fo:min-height="1.63cm" fo:min-width="3.4cm" fo:wrap-option="wrap"/>
    </style:style>
    <style:style style:name="gr2" style:family="graphic" style:parent-style-name="standard">
      <style:graphic-properties draw:textarea-horizontal-align="justify" draw:textarea-vertical-align="middle" draw:auto-grow-height="false" fo:min-height="4.262cm" fo:min-width="4.012cm"/>
    </style:style>
    <style:style style:name="gr3" style:family="graphic" style:parent-style-name="standard">
      <style:graphic-properties draw:textarea-horizontal-align="justify" draw:textarea-vertical-align="middle" draw:auto-grow-height="false" fo:min-height="4.262cm" fo:min-width="4.412cm"/>
    </style:style>
    <style:style style:name="gr4" style:family="graphic" style:parent-style-name="standard">
      <style:graphic-properties draw:stroke="none" svg:stroke-color="#000000" draw:fill="none" draw:fill-color="#ffffff" draw:textarea-horizontal-align="left" draw:auto-grow-height="true" draw:auto-grow-width="false" fo:min-height="0.788cm" fo:min-width="0cm"/>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P1" style:family="paragraph">
      <style:paragraph-properties fo:text-align="center"/>
      <style:text-properties fo:font-size="20pt" fo:font-weight="bold" style:font-size-asian="20pt" style:font-weight-asian="bold" style:font-size-complex="20pt" style:font-weight-complex="bold"/>
    </style:style>
    <style:style style:name="P2" style:family="paragraph">
      <style:paragraph-properties fo:text-align="center"/>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text-properties fo:color="#ffffff" fo:font-size="20pt" fo:font-weight="bold" fo:background-color="#000000" style:font-size-asian="20pt" style:font-weight-asian="bold" style:font-size-complex="20pt" style:font-weight-complex="bold"/>
    </style:style>
    <style:style style:name="P5" style:family="paragraph">
      <loext:graphic-properties draw:fill="none" draw:fill-color="#ffffff"/>
      <style:text-properties fo:color="#ffffff" fo:font-size="20pt" fo:font-weight="bold" fo:background-color="#000000" style:font-size-asian="20pt" style:font-weight-asian="bold" style:font-size-complex="20pt" style:font-weight-complex="bold"/>
    </style:style>
    <style:style style:name="P6"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ffffff" fo:font-size="20pt" fo:font-weight="bold" fo:background-color="#000000"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8.1cm" svg:height="5.8cm" svg:x="9.4cm" svg:y="1.2cm">
          <text:p text:style-name="P1"><text:span text:style-name="T1">generated-survey</text:span></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text-style-name="P3" xml:id="id2" draw:id="id2" draw:layer="layout" svg:width="5cm" svg:height="5cm" svg:x="3cm" svg:y="10.1cm">
          <text:p text:style-name="P2"><text:span text:style-name="T2">Web-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3" draw:id="id3" draw:layer="layout" svg:width="5.4cm" svg:height="5cm" svg:x="10.8cm" svg:y="10.1cm">
          <text:p text:style-name="P2"><text:span text:style-name="T2">Desktop-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5cm" svg:height="5cm" svg:x="19cm" svg:y="10.1cm">
          <text:p text:style-name="P2"><text:span text:style-name="T2">App mob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3.736cm" svg:height="1.038cm" svg:x="3.409cm" svg:y="16.4cm">
          <draw:text-box>
            <text:p text:style-name="P4"><text:span text:style-name="T3">Fetch API</text:span></text:p>
          </draw:text-box>
        </draw:frame>
        <draw:frame draw:style-name="gr5" draw:text-style-name="P2" draw:layer="layout" svg:width="7.841cm" svg:height="1.2cm" svg:x="9.6cm" svg:y="16.2cm">
          <draw:image xlink:href="Pictures/10000000000003D40000009621B39BA05E1B6EF8.png" xlink:type="simple" xlink:show="embed" xlink:actuate="onLoad">
            <text:p/>
          </draw:image>
        </draw:frame>
        <draw:frame draw:style-name="gr5" draw:text-style-name="P2" draw:layer="layout" svg:width="6.005cm" svg:height="2.681cm" svg:x="18.5cm" svg:y="15.6cm">
          <draw:image xlink:href="Pictures/1000000000000460000001F48D1E7B8F215972A4.png" xlink:type="simple" xlink:show="embed" xlink:actuate="onLoad">
            <text:p/>
          </draw:image>
        </draw:frame>
        <draw:connector draw:style-name="gr6" draw:text-style-name="P6" draw:layer="layout" draw:type="curve" svg:x1="13.45cm" svg:y1="7cm" svg:x2="5.5cm" svg:y2="10.1cm" draw:start-shape="id1" draw:end-shape="id2" draw:end-glue-point="0" svg:d="M13450 7000c0 2326-7950 777-7950 3100" svg:viewBox="0 0 7951 3101">
          <text:p text:style-name="P2"/>
        </draw:connector>
        <draw:connector draw:style-name="gr6" draw:text-style-name="P6" draw:layer="layout" draw:type="curve" svg:x1="13.471cm" svg:y1="6.98cm" svg:x2="13.5cm" svg:y2="10.1cm" draw:end-shape="id3" draw:end-glue-point="0" svg:d="M13471 6980c0 1965 29 405 29 3120" svg:viewBox="0 0 30 3121">
          <text:p/>
        </draw:connector>
        <draw:connector draw:style-name="gr6" draw:text-style-name="P6" draw:layer="layout" draw:type="curve" svg:x1="13.485cm" svg:y1="6.96cm" svg:x2="21.5cm" svg:y2="10.1cm" draw:end-shape="id4" draw:end-glue-point="0" svg:d="M13485 6960c0 1980 8015 410 8015 3140" svg:viewBox="0 0 8016 3141">
          <text:p/>
        </draw:connector>
        <draw:frame draw:style-name="gr5" draw:text-style-name="P2" draw:layer="layout" svg:width="15.232cm" svg:height="0.774cm" svg:x="6.068cm" svg:y="7.7cm">
          <draw:image xlink:href="Pictures/10000000000002C400000024673B862F00A68D63.png" xlink:type="simple" xlink:show="embed" xlink:actuate="onLoad">
            <text:p/>
          </draw:image>
        </draw:frame>
        <draw:frame draw:style-name="gr5" draw:text-style-name="P2" draw:layer="layout" svg:width="6.994cm" svg:height="1.137cm" svg:x="18.006cm" svg:y="18.6cm">
          <draw:image xlink:href="Pictures/100000000000055B000000DF3BA7AF2ED1E6AFC6.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ico Laval</meta:initial-creator>
    <meta:creation-date>2017-12-04T16:28:47.996000000</meta:creation-date>
    <dc:date>2017-12-04T16:42:37.478000000</dc:date>
    <dc:creator>Nico Laval</dc:creator>
    <meta:editing-duration>PT3M18S</meta:editing-duration>
    <meta:editing-cycles>1</meta:editing-cycles>
    <meta:document-statistic meta:object-count="12"/>
    <meta:generator>LibreOffice/5.2.6.2$Windows_X86_64 LibreOffice_project/a3100ed2409ebf1c212f5048fbe377c281438fdc</meta:generator>
  </office:meta>
</office:document-meta>
</file>